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ea6b"/>
    </style:style>
    <style:style style:name="P2" style:family="paragraph" style:parent-style-name="Preformatted_20_Text">
      <style:text-properties fo:font-size="12pt" officeooo:paragraph-rsid="001aea6b" style:font-size-asian="12pt" style:font-size-complex="12pt"/>
    </style:style>
    <style:style style:name="P3" style:family="paragraph" style:parent-style-name="Preformatted_20_Text">
      <style:text-properties fo:font-size="14pt" style:text-underline-style="solid" style:text-underline-width="auto" style:text-underline-color="font-color" fo:font-weight="bold" officeooo:paragraph-rsid="001aea6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1aea6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bold" officeooo:paragraph-rsid="001aea6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aea6b" officeooo:paragraph-rsid="001aea6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01aea6b"/>
    </style:style>
    <style:style style:name="P10" style:family="paragraph" style:parent-style-name="Standard">
      <style:text-properties style:font-name="Liberation Mono"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aea6b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1d66a4" style:font-size-asian="14pt" style:font-weight-asian="bold" style:font-size-complex="14pt" style:font-weight-complex="bold"/>
    </style:style>
    <style:style style:name="T7" style:family="text">
      <style:text-properties officeooo:rsid="001aea6b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Liberation Mono"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S</text:span><text:span text:style-name="T6">S</text:span><text:span text:style-name="T5">N COLLEGE OF ENGINEERING, KALAVAKKAM</text:span></text:p>
      <text:p text:style-name="P5">(An Autonomous Institution, Affiliated to Anna University, Chennai)</text:p>
      <text:p text:style-name="P5">SSN College of Engineering</text:p>
      <text:p text:style-name="P5">Department of Computer Science and Engineering</text:p>
      <text:p text:style-name="P5">UCS1411 – Operating Systems Laboratory</text:p>
      <text:p text:style-name="P5">II Year CSE - B Section (IV Semester)</text:p>
      <text:p text:style-name="P5">Academic Year 2019-20</text:p>
      <text:p text:style-name="P5">Exercise – 9 – Paging Technique</text:p>
      <text:p text:style-name="P5">-------------------------------------------------------------------------------------------------------</text:p>
      <text:p text:style-name="P5">Lab Exercise 9</text:p>
      <text:p text:style-name="P6">Implementation of Paging Technique </text:p>
      <text:p text:style-name="P7">NAME: S.Nachammai Devi Pooja <text:s text:c="78"/></text:p>
      <text:p text:style-name="P7">ROLL NO: 185001096 <text:s text:c="84"/>CSE - B</text:p>
      <text:p text:style-name="P4"/>
      <text:p text:style-name="P4">Aim:</text:p>
      <text:p text:style-name="P10">To develop a C program to implement the paging technique in memory management.</text:p>
      <text:p text:style-name="Standard"/>
      <text:p text:style-name="P9"><text:span text:style-name="T4">CODE :</text:span><text:span text:style-name="T7"><text:line-break/></text:span><text:span text:style-name="T10">#include&lt;stdio.h&gt;</text:span></text:p>
      <text:p text:style-name="P2">#include&lt;stdlib.h&gt;</text:p>
      <text:p text:style-name="P2">#include&lt;string.h&gt;</text:p>
      <text:p text:style-name="P2"/>
      <text:p text:style-name="P2">typedef struct mynode</text:p>
      <text:p text:style-name="P2">{</text:p>
      <text:p text:style-name="P2"><text:tab/>char id[2];</text:p>
      <text:p text:style-name="P2"><text:tab/>int array[10];</text:p>
      <text:p text:style-name="P2"><text:tab/>int size;</text:p>
      <text:p text:style-name="P2"><text:tab/>struct mynode *next;</text:p>
      <text:p text:style-name="P2">}process;</text:p>
      <text:p text:style-name="P2">int frame[20][2];</text:p>
      <text:p text:style-name="P2"/>
      <text:p text:style-name="P2">void freedisplay(int size)</text:p>
      <text:p text:style-name="P2">{</text:p>
      <text:p text:style-name="P2"><text:tab/>printf("Free Frames : ");</text:p>
      <text:p text:style-name="P2"><text:tab/>for(int i=0;i&lt;size;i++)</text:p>
      <text:p text:style-name="P2"><text:tab/>{</text:p>
      <text:p text:style-name="P2"><text:tab/><text:tab/>if(frame[i][1] == 0)</text:p>
      <text:p text:style-name="P2"><text:tab/><text:tab/><text:tab/>printf("%d ",frame[i][0]);</text:p>
      <text:p text:style-name="P2"/>
      <text:p text:style-name="P2"><text:tab/>}</text:p>
      <text:p text:style-name="P2"><text:tab/>printf("\n");</text:p>
      <text:p text:style-name="P2"/>
      <text:p text:style-name="P2">}</text:p>
      <text:p text:style-name="P2"/>
      <text:p text:style-name="P2">int count(int n)</text:p>
      <text:p text:style-name="P2">{</text:p>
      <text:p text:style-name="P2"><text:tab/>int c=0;</text:p>
      <text:p text:style-name="P2"><text:tab/>for(int i=0;i&lt;n;i++)</text:p>
      <text:p text:style-name="P2"><text:tab/>{</text:p>
      <text:p text:style-name="P2"><text:soft-page-break/><text:tab/><text:tab/>if(frame[i][1] == 0)</text:p>
      <text:p text:style-name="P2"><text:tab/><text:tab/><text:tab/>c++;</text:p>
      <text:p text:style-name="P2"><text:tab/>}</text:p>
      <text:p text:style-name="P2"><text:tab/>return c;</text:p>
      <text:p text:style-name="P2"/>
      <text:p text:style-name="P2">}</text:p>
      <text:p text:style-name="P2"/>
      <text:p text:style-name="P2">void request(process *p,int n)</text:p>
      <text:p text:style-name="P2">{</text:p>
      <text:p text:style-name="P2"><text:tab/>process *s = p;</text:p>
      <text:p text:style-name="P2"><text:tab/>process *temp;</text:p>
      <text:p text:style-name="P2"><text:tab/>temp = (struct mynode*)malloc(sizeof(struct mynode));</text:p>
      <text:p text:style-name="P2"><text:tab/>printf("Enter the Process requirement(ID Size) : ");</text:p>
      <text:p text:style-name="P2"><text:tab/>scanf("%s %d",temp-&gt;id,&amp;temp-&gt;size);</text:p>
      <text:p text:style-name="P2"><text:tab/>if(temp -&gt; size &gt; count(n))</text:p>
      <text:p text:style-name="P2"><text:tab/>{</text:p>
      <text:p text:style-name="P2"><text:tab/><text:tab/>printf("Insufficient frames\n");</text:p>
      <text:p text:style-name="P2"><text:tab/><text:tab/>return;</text:p>
      <text:p text:style-name="P2"><text:tab/>}</text:p>
      <text:p text:style-name="P2"><text:tab/>else</text:p>
      <text:p text:style-name="P2"><text:tab/>{</text:p>
      <text:p text:style-name="P2"><text:tab/><text:tab/>int i=0,j=0;</text:p>
      <text:p text:style-name="P2"><text:tab/><text:tab/>while(i&lt;=temp -&gt; size-1)</text:p>
      <text:p text:style-name="P2"><text:tab/><text:tab/>{</text:p>
      <text:p text:style-name="P2"><text:tab/><text:tab/><text:tab/>if(frame[j][1] == 0)</text:p>
      <text:p text:style-name="P2"><text:tab/><text:tab/><text:tab/>{</text:p>
      <text:p text:style-name="P2"><text:tab/><text:tab/><text:tab/><text:tab/>temp-&gt;array[i] = frame[j][0];</text:p>
      <text:p text:style-name="P2"><text:tab/><text:tab/><text:tab/><text:tab/>frame[j][1] = 1;</text:p>
      <text:p text:style-name="P2"><text:tab/><text:tab/><text:tab/><text:tab/>i++;</text:p>
      <text:p text:style-name="P2"><text:tab/><text:tab/><text:tab/><text:tab/>j++;</text:p>
      <text:p text:style-name="P2"><text:tab/><text:tab/><text:tab/><text:tab/></text:p>
      <text:p text:style-name="P2"><text:tab/><text:tab/><text:tab/>}</text:p>
      <text:p text:style-name="P2"><text:tab/><text:tab/><text:tab/>else</text:p>
      <text:p text:style-name="P2"><text:tab/><text:tab/><text:tab/><text:tab/>j++;</text:p>
      <text:p text:style-name="P2"/>
      <text:p text:style-name="P2"><text:tab/><text:tab/>}</text:p>
      <text:p text:style-name="P2"><text:tab/><text:tab/>while(s-&gt;next != NULL)</text:p>
      <text:p text:style-name="P2"><text:tab/><text:tab/><text:tab/>s=s-&gt;next;</text:p>
      <text:p text:style-name="P2"><text:tab/><text:tab/>temp-&gt;next = s-&gt;next;</text:p>
      <text:p text:style-name="P2"><text:tab/><text:tab/>s-&gt;next = temp;</text:p>
      <text:p text:style-name="P2"><text:tab/>}</text:p>
      <text:p text:style-name="P2"><text:tab/>printf("Process is divided into %d pages\n",temp-&gt;size);</text:p>
      <text:p text:style-name="P2"><text:tab/>printf("Page Table For %s:\n",temp-&gt;id);</text:p>
      <text:p text:style-name="P2"><text:tab/>for(int i=0;i&lt;temp-&gt;size;i++)</text:p>
      <text:p text:style-name="P2"><text:tab/>{</text:p>
      <text:p text:style-name="P2"><text:tab/><text:tab/>printf("Page %d : Frame %d\n",i,temp-&gt;array[i]);</text:p>
      <text:p text:style-name="P2"/>
      <text:p text:style-name="P2"><text:tab/>}</text:p>
      <text:p text:style-name="P2"/>
      <text:p text:style-name="P2"/>
      <text:p text:style-name="P2">}</text:p>
      <text:p text:style-name="P2"/>
      <text:p text:style-name="P2">void swap(int si)</text:p>
      <text:p text:style-name="P2"><text:soft-page-break/>{</text:p>
      <text:p text:style-name="P2"><text:tab/>for(int i=0;i&lt;si;i++)</text:p>
      <text:p text:style-name="P2"><text:tab/>{</text:p>
      <text:p text:style-name="P2"><text:tab/><text:tab/>for(int j=i+1;j&lt;si;j++)</text:p>
      <text:p text:style-name="P2"><text:tab/><text:tab/>{</text:p>
      <text:p text:style-name="P2"><text:tab/><text:tab/><text:tab/>if(frame[i][1] &gt; frame[j][1])</text:p>
      <text:p text:style-name="P2"><text:tab/><text:tab/><text:tab/>{</text:p>
      <text:p text:style-name="P2"><text:tab/><text:tab/><text:tab/><text:tab/>int temp[1][2];</text:p>
      <text:p text:style-name="P2"><text:tab/><text:tab/><text:tab/><text:tab/>temp[0][0] = frame[i][0];</text:p>
      <text:p text:style-name="P2"><text:tab/><text:tab/><text:tab/><text:tab/>temp[0][1] = frame[i][1];</text:p>
      <text:p text:style-name="P2"><text:tab/><text:tab/><text:tab/><text:tab/>frame[i][0] = frame[j][0];</text:p>
      <text:p text:style-name="P2"><text:tab/><text:tab/><text:tab/><text:tab/>frame[i][1] = frame[j][1];</text:p>
      <text:p text:style-name="P2"><text:tab/><text:tab/><text:tab/><text:tab/>frame[j][0] = temp[0][0];</text:p>
      <text:p text:style-name="P2"><text:tab/><text:tab/><text:tab/><text:tab/>frame[j][1] = temp[0][1];<text:tab/></text:p>
      <text:p text:style-name="P2"><text:tab/><text:tab/><text:tab/>}</text:p>
      <text:p text:style-name="P2"/>
      <text:p text:style-name="P2"><text:tab/><text:tab/>}</text:p>
      <text:p text:style-name="P2"/>
      <text:p text:style-name="P2"/>
      <text:p text:style-name="P2"><text:tab/>}</text:p>
      <text:p text:style-name="P2"/>
      <text:p text:style-name="P2"/>
      <text:p text:style-name="P2">}</text:p>
      <text:p text:style-name="P2"/>
      <text:p text:style-name="P2">void deallocate(process *p,int n)</text:p>
      <text:p text:style-name="P2">{</text:p>
      <text:p text:style-name="P2"><text:tab/>swap(n);</text:p>
      <text:p text:style-name="P2"><text:tab/>char id[2];</text:p>
      <text:p text:style-name="P2"><text:tab/>printf("Enter the process id to deallocate : ");</text:p>
      <text:p text:style-name="P2"><text:tab/>scanf("%s",id);</text:p>
      <text:p text:style-name="P2"><text:tab/>process *ss = p;</text:p>
      <text:p text:style-name="P2"><text:tab/>while(ss-&gt;next!= NULL)</text:p>
      <text:p text:style-name="P2"><text:tab/>{</text:p>
      <text:p text:style-name="P2"><text:tab/><text:tab/>if(strcmp(ss-&gt;next-&gt;id,id) == 0)</text:p>
      <text:p text:style-name="P2"><text:tab/><text:tab/>{</text:p>
      <text:p text:style-name="P2"><text:tab/><text:tab/><text:tab/>for(int i=0;i&lt;ss-&gt;next-&gt;size;i++)</text:p>
      <text:p text:style-name="P2"><text:tab/><text:tab/><text:tab/>{</text:p>
      <text:p text:style-name="P2"><text:tab/><text:tab/><text:tab/><text:tab/>for(int j=0;j&lt;n;j++)</text:p>
      <text:p text:style-name="P2"><text:tab/><text:tab/><text:tab/><text:tab/>{</text:p>
      <text:p text:style-name="P2"><text:tab/><text:tab/><text:tab/><text:tab/><text:tab/>if(ss-&gt;next-&gt;array[i] == frame[j][0])</text:p>
      <text:p text:style-name="P2"><text:tab/><text:tab/><text:tab/><text:tab/><text:tab/>{</text:p>
      <text:p text:style-name="P2"><text:tab/><text:tab/><text:tab/><text:tab/><text:tab/><text:tab/>frame[j][1] = 0;</text:p>
      <text:p text:style-name="P2"><text:tab/><text:tab/><text:tab/><text:tab/><text:tab/><text:tab/>swap(n);</text:p>
      <text:p text:style-name="P2"><text:tab/><text:tab/><text:tab/><text:tab/><text:tab/>}</text:p>
      <text:p text:style-name="P2"/>
      <text:p text:style-name="P2"><text:tab/><text:tab/><text:tab/><text:tab/>}</text:p>
      <text:p text:style-name="P2"/>
      <text:p text:style-name="P2"><text:tab/><text:tab/><text:tab/>}</text:p>
      <text:p text:style-name="P2"><text:tab/><text:tab/><text:tab/>ss-&gt;next = ss-&gt;next-&gt;next;</text:p>
      <text:p text:style-name="P2"><text:tab/><text:tab/><text:tab/>return;</text:p>
      <text:p text:style-name="P2"><text:tab/><text:tab/>}</text:p>
      <text:p text:style-name="P2"><text:tab/><text:tab/>ss = ss-&gt;next;</text:p>
      <text:p text:style-name="P2"><text:tab/>}</text:p>
      <text:p text:style-name="P2"><text:soft-page-break/><text:tab/>printf("The process not found");</text:p>
      <text:p text:style-name="P2"/>
      <text:p text:style-name="P2">}</text:p>
      <text:p text:style-name="P2"/>
      <text:p text:style-name="P2">void display(process *d)</text:p>
      <text:p text:style-name="P2">{</text:p>
      <text:p text:style-name="P2"><text:tab/>process *m;</text:p>
      <text:p text:style-name="P2"><text:tab/>m=d-&gt;next;</text:p>
      <text:p text:style-name="P2"><text:tab/>while(m != NULL)</text:p>
      <text:p text:style-name="P2"><text:tab/>{</text:p>
      <text:p text:style-name="P2"><text:tab/><text:tab/>printf("Page Table For %s:\n",m-&gt;id);</text:p>
      <text:p text:style-name="P2"><text:tab/><text:tab/>for(int i=0;i&lt;m-&gt;size;i++)</text:p>
      <text:p text:style-name="P2"><text:tab/><text:tab/>{</text:p>
      <text:p text:style-name="P2"><text:tab/><text:tab/><text:tab/>printf("Page %d : Frame %d\n",i,m-&gt;array[i]);</text:p>
      <text:p text:style-name="P2"/>
      <text:p text:style-name="P2"><text:tab/><text:tab/>}</text:p>
      <text:p text:style-name="P2"><text:tab/><text:tab/>m = m-&gt;next;</text:p>
      <text:p text:style-name="P2"><text:tab/>}<text:tab/></text:p>
      <text:p text:style-name="P2"/>
      <text:p text:style-name="P2"/>
      <text:p text:style-name="P2"/>
      <text:p text:style-name="P2">}</text:p>
      <text:p text:style-name="P2"/>
      <text:p text:style-name="P2">void main()</text:p>
      <text:p text:style-name="P2">{</text:p>
      <text:p text:style-name="P2"><text:tab/>process *p;</text:p>
      <text:p text:style-name="P2"><text:tab/>p = (struct mynode*)malloc(sizeof(struct mynode));</text:p>
      <text:p text:style-name="P2"><text:tab/>printf("Paging Technique\n");</text:p>
      <text:p text:style-name="P2"><text:tab/>int pm_size,p_size;</text:p>
      <text:p text:style-name="P2"><text:tab/>printf("Enter the physical memory size : ");</text:p>
      <text:p text:style-name="P2"><text:tab/>scanf("%d",&amp;pm_size);</text:p>
      <text:p text:style-name="P2"><text:tab/>printf("Enter the page size : ");</text:p>
      <text:p text:style-name="P2"><text:tab/>scanf("%d",&amp;p_size);</text:p>
      <text:p text:style-name="P2"><text:tab/>int n_frames = pm_size/p_size;</text:p>
      <text:p text:style-name="P2"><text:tab/>printf("Process is divided into %d frames\n",n_frames);</text:p>
      <text:p text:style-name="P2"><text:tab/>int n,i=0;</text:p>
      <text:p text:style-name="P2"><text:tab/>printf("Enter the no of free frames : ");</text:p>
      <text:p text:style-name="P2"><text:tab/>scanf("%d",&amp;n);</text:p>
      <text:p text:style-name="P2"><text:tab/>while(i&lt;=n-1)</text:p>
      <text:p text:style-name="P2"><text:tab/>{</text:p>
      <text:p text:style-name="P2"><text:tab/><text:tab/>int j;</text:p>
      <text:p text:style-name="P2"><text:tab/><text:tab/>scanf("%d",&amp;j);</text:p>
      <text:p text:style-name="P2"><text:tab/><text:tab/>if(j&lt;n_frames)</text:p>
      <text:p text:style-name="P2"><text:tab/><text:tab/>{</text:p>
      <text:p text:style-name="P2"><text:tab/><text:tab/><text:tab/>frame[i][0]=j;</text:p>
      <text:p text:style-name="P2"><text:tab/><text:tab/><text:tab/>frame[i][1]=0;</text:p>
      <text:p text:style-name="P2"><text:tab/><text:tab/><text:tab/>i++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The value is out of frame re enter\n");</text:p>
      <text:p text:style-name="P2"><text:tab/><text:tab/>}</text:p>
      <text:p text:style-name="P2"><text:tab/><text:tab/></text:p>
      <text:p text:style-name="P2"><text:soft-page-break/><text:tab/>}</text:p>
      <text:p text:style-name="P2"><text:tab/>freedisplay(n);</text:p>
      <text:p text:style-name="P2"><text:tab/>int choice;</text:p>
      <text:p text:style-name="P2"><text:tab/>while(1)</text:p>
      <text:p text:style-name="P2"><text:tab/>{</text:p>
      <text:p text:style-name="P2"><text:tab/><text:tab/>printf("1. Process request\n2. Deallocation\n3. Page Table display for all input process\n4. Free Frame list display\n5. Exit\nEnter Option : ");</text:p>
      <text:p text:style-name="P2"><text:tab/><text:tab/>scanf("%d",&amp;choice);</text:p>
      <text:p text:style-name="P2"><text:tab/><text:tab/>if(choice == 5)</text:p>
      <text:p text:style-name="P2"><text:tab/><text:tab/><text:tab/>exit(0);</text:p>
      <text:p text:style-name="P2"><text:tab/><text:tab/>if(choice == 1)</text:p>
      <text:p text:style-name="P2"><text:tab/><text:tab/><text:tab/>request(p,n);</text:p>
      <text:p text:style-name="P2"><text:tab/><text:tab/>if(choice == 2)</text:p>
      <text:p text:style-name="P2"><text:tab/><text:tab/><text:tab/>deallocate(p,n);</text:p>
      <text:p text:style-name="P2"><text:tab/><text:tab/>if(choice == 3)</text:p>
      <text:p text:style-name="P2"><text:tab/><text:tab/><text:tab/>display(p);</text:p>
      <text:p text:style-name="P2"><text:tab/><text:tab/>if(choice == 4)</text:p>
      <text:p text:style-name="P2"><text:tab/><text:tab/><text:tab/>freedisplay(n);</text:p>
      <text:p text:style-name="P2"/>
      <text:p text:style-name="P2"><text:tab/>}</text:p>
      <text:p text:style-name="P2"/>
      <text:p text:style-name="P2">}</text:p>
      <text:p text:style-name="P2"/>
      <text:p text:style-name="P3"><text:span text:style-name="T7">OUTPUT</text:span> : </text:p>
      <text:p text:style-name="P2"/>
      <text:p text:style-name="P2">Paging Technique</text:p>
      <text:p text:style-name="P2">Enter the physical memory size : 32</text:p>
      <text:p text:style-name="P2">Enter the page size : 1</text:p>
      <text:p text:style-name="P2">Process is divided into 32 frames</text:p>
      <text:p text:style-name="P2">Enter the no of free frames : 9</text:p>
      <text:p text:style-name="P2">3 6 9 12 1 2 18 30 25</text:p>
      <text:p text:style-name="P2">Free Frames : 3 6 9 12 1 2 18 30 25 </text:p>
      <text:p text:style-name="P2"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1</text:p>
      <text:p text:style-name="P2">Enter the Process requirement(ID Size) : P1 4</text:p>
      <text:p text:style-name="P2">Process is divided into 4 pages</text:p>
      <text:p text:style-name="P2">Page Table For P1:</text:p>
      <text:p text:style-name="P2">Page 0 : Frame 3</text:p>
      <text:p text:style-name="P2">Page 1 : Frame 6</text:p>
      <text:p text:style-name="P2">Page 2 : Frame 9</text:p>
      <text:p text:style-name="P2">Page 3 : Frame 12</text:p>
      <text:p text:style-name="P2"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4</text:p>
      <text:p text:style-name="P2">Free Frames : 1 2 18 30 25 </text:p>
      <text:p text:style-name="P2"><text:soft-page-break/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1</text:p>
      <text:p text:style-name="P2">Enter the Process requirement(ID Size) : P2 2</text:p>
      <text:p text:style-name="P2">Process is divided into 2 pages</text:p>
      <text:p text:style-name="P2">Page Table For P2:</text:p>
      <text:p text:style-name="P2">Page 0 : Frame 1</text:p>
      <text:p text:style-name="P2">Page 1 : Frame 2</text:p>
      <text:p text:style-name="P2"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4</text:p>
      <text:p text:style-name="P2">Free Frames : 18 30 25 </text:p>
      <text:p text:style-name="P2"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3</text:p>
      <text:p text:style-name="P2">Page Table For P1:</text:p>
      <text:p text:style-name="P2">Page 0 : Frame 3</text:p>
      <text:p text:style-name="P2">Page 1 : Frame 6</text:p>
      <text:p text:style-name="P2">Page 2 : Frame 9</text:p>
      <text:p text:style-name="P2">Page 3 : Frame 12</text:p>
      <text:p text:style-name="P2">Page Table For P2:</text:p>
      <text:p text:style-name="P2">Page 0 : Frame 1</text:p>
      <text:p text:style-name="P2">Page 1 : Frame 2</text:p>
      <text:p text:style-name="P2"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2</text:p>
      <text:p text:style-name="P2">Enter the process id to deallocate : P1</text:p>
      <text:p text:style-name="P2"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4</text:p>
      <text:p text:style-name="P2">Free Frames : 18 30 25 3 6 9 12 <text:s/></text:p>
      <text:p text:style-name="P2">1. Process request</text:p>
      <text:p text:style-name="P2">2. Deallocation</text:p>
      <text:p text:style-name="P2">3. Page Table display for all input process</text:p>
      <text:p text:style-name="P2">4. Free Frame list display</text:p>
      <text:p text:style-name="P2">5. Exit</text:p>
      <text:p text:style-name="P2">Enter Option : 5</text:p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44:36.754992008</meta:creation-date>
    <dc:date>2020-04-06T12:00:07.705272943</dc:date>
    <meta:editing-duration>PT5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277" meta:word-count="847" meta:character-count="5544" meta:non-whitespace-character-count="4483"/>
  </office:meta>
</office:document-meta>
</file>